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11A00000054A8017E084F6E97D2.png" manifest:media-type="image/png"/>
  <manifest:file-entry manifest:full-path="Pictures/10000001000000CB0000016A28E8A88F2C6458D6.png" manifest:media-type="image/png"/>
  <manifest:file-entry manifest:full-path="Pictures/10000001000000A10000006A974DCEB6D45007E7.png" manifest:media-type="image/png"/>
  <manifest:file-entry manifest:full-path="Pictures/100000010000018D0000004A186B7BA03471CA66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c868e"/>
    </style:style>
    <style:style style:name="P5" style:family="paragraph" style:parent-style-name="Text_20_body">
      <style:text-properties officeooo:paragraph-rsid="005c868e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5c868e"/>
    </style:style>
    <style:style style:name="P7" style:family="paragraph" style:parent-style-name="Standard">
      <style:text-properties officeooo:rsid="024a9242" officeooo:paragraph-rsid="005c868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25aa38b" officeooo:paragraph-rsid="00555929"/>
    </style:style>
    <style:style style:name="P13" style:family="paragraph" style:parent-style-name="Text_20_body">
      <style:text-properties officeooo:rsid="002cc8d7" officeooo:paragraph-rsid="00504d19"/>
    </style:style>
    <style:style style:name="P14" style:family="paragraph" style:parent-style-name="Text_20_body">
      <style:text-properties officeooo:rsid="00504d19" officeooo:paragraph-rsid="00504d19"/>
    </style:style>
    <style:style style:name="P15" style:family="paragraph" style:parent-style-name="Text_20_body">
      <style:text-properties officeooo:rsid="00555929" officeooo:paragraph-rsid="00555929"/>
    </style:style>
    <style:style style:name="P16" style:family="paragraph" style:parent-style-name="Text_20_body">
      <style:text-properties officeooo:rsid="00555929" officeooo:paragraph-rsid="00561cce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c868e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4e93f6" officeooo:paragraph-rsid="005c868e"/>
    </style:style>
    <style:style style:name="P25" style:family="paragraph" style:parent-style-name="Text_20_body">
      <style:text-properties officeooo:rsid="005d124e" officeooo:paragraph-rsid="005d124e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a961" style:font-size-asian="10pt" style:font-size-complex="10pt"/>
    </style:style>
    <style:style style:name="T3" style:family="text">
      <style:text-properties fo:font-size="10pt" officeooo:rsid="005c7756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af87f" style:font-size-asian="10pt" style:font-size-complex="10pt"/>
    </style:style>
    <style:style style:name="T7" style:family="text">
      <style:text-properties fo:font-size="10pt" officeooo:rsid="0052ee24" style:font-size-asian="10pt" style:font-size-complex="10pt"/>
    </style:style>
    <style:style style:name="T8" style:family="text">
      <style:text-properties fo:font-size="10pt" officeooo:rsid="00569ae6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f11af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343df78"/>
    </style:style>
    <style:style style:name="T20" style:family="text">
      <style:text-properties officeooo:rsid="00555929"/>
    </style:style>
    <style:style style:name="T21" style:family="text">
      <style:text-properties officeooo:rsid="00569ae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Drivers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1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347_3269378711" text:style-name="Index_20_Link" text:visited-style-name="Index_20_Link">Lasso Select<text:tab/>2</text:a></text:p>
          <text:p text:style-name="P19"><text:a xlink:type="simple" xlink:href="#__RefHeading___Toc7485_4102598509" text:style-name="Index_20_Link" text:visited-style-name="Index_20_Link">Columns on Selected Keys<text:tab/>2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3</text:a></text:p>
          <text:p text:style-name="P19"><text:a xlink:type="simple" xlink:href="#__RefHeading___Toc3703_3288610003" text:style-name="Index_20_Link" text:visited-style-name="Index_20_Link">Less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12">D</text:span><text:span text:style-name="T15">rivers</text:span><text:span text:style-name="T21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P5"><draw:frame draw:style-name="fr1" draw:name="Bild102" text:anchor-type="paragraph" svg:y="0.0028in" svg:width="1.3543in" svg:height="2.4134in" draw:z-index="0"><draw:image xlink:href="Pictures/10000001000000CB0000016A28E8A88F2C6458D6.png" xlink:type="simple" xlink:show="embed" xlink:actuate="onLoad" draw:mime-type="image/png"/></draw:frame>The <text:span text:style-name="T17">Select menu contains various tools to select elements.</text:span></text:p>
      <text:p text:style-name="P24">The content is the same in all modes. With one exception. Grease Pencil mode is missing the More / Less menu items.</text:p>
      <text:h text:style-name="P27" text:outline-level="2"><text:bookmark-start text:name="__RefHeading___Toc7479_4102598509"/>All <text:bookmark-end text:name="__RefHeading___Toc7479_4102598509"/></text:h>
      <text:p text:style-name="P9">Select everything.</text:p>
      <text:h text:style-name="P27" text:outline-level="2"><text:bookmark-start text:name="__RefHeading___Toc1077_2074365274"/>None<text:bookmark-end text:name="__RefHeading___Toc1077_2074365274"/></text:h>
      <text:p text:style-name="P9">Select nothing.</text:p>
      <text:h text:style-name="P27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8"/>
      <text:h text:style-name="P27" text:outline-level="2"><text:bookmark-start text:name="__RefHeading___Toc7481_4102598509"/><text:soft-page-break/>Bo<text:span text:style-name="T18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8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2"><text:span text:style-name="T20">W</text:span>hat's inside the horizontal range of the rectangle gets selected<text:span text:style-name="T20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5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20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5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draw:frame draw:style-name="fr2" draw:name="Bild3" text:anchor-type="paragraph" svg:x="4.7646in" svg:y="0.2134in" svg:width="2.6457in" svg:height="0.4925in" draw:z-index="6"><draw:image xlink:href="Pictures/100000010000018D0000004A186B7BA03471CA66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25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4">Select the keyframes in the columns of the currently selected keyframe.</text:p>
      <text:h text:style-name="Heading_20_2" text:outline-level="2"><text:bookmark-start text:name="__RefHeading___Toc7487_4102598509"/><text:soft-page-break/>Columns on Current Frame<text:bookmark-end text:name="__RefHeading___Toc7487_4102598509"/></text:h>
      <text:p text:style-name="P14">Select the keyframes in the columns of the current frame.</text:p>
      <text:h text:style-name="P28" text:outline-level="2"><text:bookmark-start text:name="__RefHeading___Toc7493_4102598509"/>Linked<text:bookmark-end text:name="__RefHeading___Toc7493_4102598509"/></text:h>
      <text:p text:style-name="P13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4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4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6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3">G<text:span text:style-name="T19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3">S<text:span text:style-name="T1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11af" style:font-size-asian="10pt" style:font-size-complex="10pt"/>
    </style:style>
    <style:style style:name="MT3" style:family="text">
      <style:text-properties fo:font-size="10pt" officeooo:rsid="005c7756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af87f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569ae6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1.4 Editors - Drivers Editor - Select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4S</meta:editing-duration>
    <meta:editing-cycles>55</meta:editing-cycles>
    <meta:generator>LibreOffice/7.4.6.2$Windows_X86_64 LibreOffice_project/5b1f5509c2decdade7fda905e3e1429a67acd63d</meta:generator>
    <dc:date>2023-10-03T11:31:10.092000000</dc:date>
    <meta:document-statistic meta:table-count="2" meta:image-count="7" meta:object-count="0" meta:page-count="3" meta:paragraph-count="78" meta:word-count="482" meta:character-count="2782" meta:non-whitespace-character-count="2371"/>
    <meta:template xlink:type="simple" xlink:actuate="onRequest" xlink:title="standard1cm" xlink:href="../../../AppData/Roaming/LibreOffice/4/user/template/standard1cm.ott" meta:date="2016-03-29T10:37:00.996000000"/>
  </office:meta>
</office:document-meta>
</file>